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OpenSymbol" svg:font-family="OpenSymbol"/>
    <style:font-face style:name="Verdana" svg:font-family="Verdana,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1" style:family="table">
      <style:table-properties style:width="6.985cm" table:align="left"/>
    </style:style>
    <style:style style:name="Tabell1.A" style:family="table-column">
      <style:table-column-properties style:column-width="6.985cm"/>
    </style:style>
    <style:style style:name="Tabell1.A1" style:family="table-cell">
      <style:table-cell-properties style:vertical-align="middle"/>
    </style:style>
    <style:style style:name="Tabell2" style:family="table">
      <style:table-properties style:width="0.134cm" table:align="left"/>
    </style:style>
    <style:style style:name="Tabell2.A" style:family="table-column">
      <style:table-column-properties style:column-width="0.067cm"/>
    </style:style>
    <style:style style:name="Tabell2.A1" style:family="table-cell">
      <style:table-cell-properties style:vertical-align="middle"/>
    </style:style>
    <style:style style:name="Tabell3" style:family="table">
      <style:table-properties style:width="2.223cm" table:align="left"/>
    </style:style>
    <style:style style:name="Tabell3.A" style:family="table-column">
      <style:table-column-properties style:column-width="2.223cm"/>
    </style:style>
    <style:style style:name="Tabell3.A1" style:family="table-cell">
      <style:table-cell-properties style:vertical-align="middle"/>
    </style:style>
    <style:style style:name="Tabell4" style:family="table">
      <style:table-properties style:width="0.134cm" table:align="left"/>
    </style:style>
    <style:style style:name="Tabell4.A" style:family="table-column">
      <style:table-column-properties style:column-width="0.067cm"/>
    </style:style>
    <style:style style:name="Tabell4.A1" style:family="table-cell">
      <style:table-cell-properties style:vertical-align="middle"/>
    </style:style>
    <style:style style:name="Tabell5" style:family="table">
      <style:table-properties style:width="3.334cm" table:align="left"/>
    </style:style>
    <style:style style:name="Tabell5.A" style:family="table-column">
      <style:table-column-properties style:column-width="3.334cm"/>
    </style:style>
    <style:style style:name="Tabell5.A1" style:family="table-cell">
      <style:table-cell-properties style:vertical-align="middle"/>
    </style:style>
    <style:style style:name="Tabell6" style:family="table">
      <style:table-properties style:width="0.134cm" table:align="left"/>
    </style:style>
    <style:style style:name="Tabell6.A" style:family="table-column">
      <style:table-column-properties style:column-width="0.067cm"/>
    </style:style>
    <style:style style:name="Tabell6.A1" style:family="table-cell">
      <style:table-cell-properties style:vertical-align="middle"/>
    </style:style>
    <style:style style:name="Tabell7" style:family="table">
      <style:table-properties style:width="1.931cm" table:align="left"/>
    </style:style>
    <style:style style:name="Tabell7.A" style:family="table-column">
      <style:table-column-properties style:column-width="1.931cm"/>
    </style:style>
    <style:style style:name="Tabell7.A1" style:family="table-cell">
      <style:table-cell-properties style:vertical-align="middle"/>
    </style:style>
    <style:style style:name="Tabell8" style:family="table">
      <style:table-properties style:width="0.134cm" table:align="left"/>
    </style:style>
    <style:style style:name="Tabell8.A" style:family="table-column">
      <style:table-column-properties style:column-width="0.067cm"/>
    </style:style>
    <style:style style:name="Tabell8.A1" style:family="table-cell">
      <style:table-cell-properties style:vertical-align="middle"/>
    </style:style>
    <style:style style:name="Tabell9" style:family="table">
      <style:table-properties style:width="3.334cm" table:align="left"/>
    </style:style>
    <style:style style:name="Tabell9.A" style:family="table-column">
      <style:table-column-properties style:column-width="3.334cm"/>
    </style:style>
    <style:style style:name="Tabell9.A1" style:family="table-cell">
      <style:table-cell-properties style:vertical-align="middle"/>
    </style:style>
    <style:style style:name="Tabell10" style:family="table">
      <style:table-properties style:width="0.134cm" table:align="left"/>
    </style:style>
    <style:style style:name="Tabell10.A" style:family="table-column">
      <style:table-column-properties style:column-width="0.067cm"/>
    </style:style>
    <style:style style:name="Tabell10.A1" style:family="table-cell">
      <style:table-cell-properties style:vertical-align="middle"/>
    </style:style>
    <style:style style:name="Tabell11" style:family="table">
      <style:table-properties style:width="2.672cm" table:align="left"/>
    </style:style>
    <style:style style:name="Tabell11.A" style:family="table-column">
      <style:table-column-properties style:column-width="2.672cm"/>
    </style:style>
    <style:style style:name="Tabell11.A1" style:family="table-cell">
      <style:table-cell-properties style:vertical-align="middle"/>
    </style:style>
    <style:style style:name="Tabell12" style:family="table">
      <style:table-properties style:width="0.134cm" table:align="left"/>
    </style:style>
    <style:style style:name="Tabell12.A" style:family="table-column">
      <style:table-column-properties style:column-width="0.067cm"/>
    </style:style>
    <style:style style:name="Tabell12.A1" style:family="table-cell">
      <style:table-cell-properties style:vertical-align="middle"/>
    </style:style>
    <style:style style:name="Tabell13" style:family="table">
      <style:table-properties style:width="8.652cm" table:align="left"/>
    </style:style>
    <style:style style:name="Tabell13.A" style:family="table-column">
      <style:table-column-properties style:column-width="8.652cm"/>
    </style:style>
    <style:style style:name="Tabell13.A1" style:family="table-cell">
      <style:table-cell-properties style:vertical-align="middle"/>
    </style:style>
    <style:style style:name="Tabell14" style:family="table">
      <style:table-properties style:width="0.134cm" table:align="left"/>
    </style:style>
    <style:style style:name="Tabell14.A" style:family="table-column">
      <style:table-column-properties style:column-width="0.067cm"/>
    </style:style>
    <style:style style:name="Tabell14.A1" style:family="table-cell">
      <style:table-cell-properties style:vertical-align="middle"/>
    </style:style>
    <style:style style:name="P1" style:family="paragraph" style:parent-style-name="Standard">
      <style:paragraph-properties fo:margin-top="0cm" fo:margin-bottom="0.499cm"/>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fo:padding="0cm" fo:border="none"/>
    </style:style>
    <style:style style:name="P4" style:family="paragraph" style:parent-style-name="Text_20_body" style:list-style-name="L1">
      <style:paragraph-properties fo:margin-top="0cm" fo:margin-bottom="0cm" fo:padding="0cm" fo:border="none"/>
    </style:style>
    <style:style style:name="P5" style:family="paragraph" style:parent-style-name="Text_20_body" style:list-style-name="L2">
      <style:paragraph-properties fo:margin-top="0cm" fo:margin-bottom="0cm" fo:padding="0cm" fo:border="none"/>
    </style:style>
    <style:style style:name="P6" style:family="paragraph" style:parent-style-name="Text_20_body" style:list-style-name="L4">
      <style:paragraph-properties fo:margin-top="0cm" fo:margin-bottom="0cm" fo:padding="0cm" fo:border="none"/>
    </style:style>
    <style:style style:name="P7" style:family="paragraph" style:parent-style-name="Text_20_body" style:list-style-name="L7">
      <style:paragraph-properties fo:margin-top="0cm" fo:margin-bottom="0cm" fo:padding="0cm" fo:border="none"/>
    </style:style>
    <style:style style:name="P8" style:family="paragraph" style:parent-style-name="Text_20_body" style:list-style-name="L8">
      <style:paragraph-properties fo:margin-top="0cm" fo:margin-bottom="0cm" fo:padding="0cm" fo:border="none"/>
    </style:style>
    <style:style style:name="P9" style:family="paragraph" style:parent-style-name="Text_20_body" style:list-style-name="L9">
      <style:paragraph-properties fo:margin-top="0cm" fo:margin-bottom="0cm" fo:padding="0cm" fo:border="none"/>
    </style:style>
    <style:style style:name="P10" style:family="paragraph" style:parent-style-name="Text_20_body" style:list-style-name="L11">
      <style:paragraph-properties fo:margin-top="0cm" fo:margin-bottom="0cm" fo:padding="0cm" fo:border="none"/>
    </style:style>
    <style:style style:name="P11" style:family="paragraph" style:parent-style-name="Text_20_body" style:list-style-name="L12">
      <style:paragraph-properties fo:margin-top="0cm" fo:margin-bottom="0cm" fo:padding="0cm" fo:border="none"/>
    </style:style>
    <style:style style:name="P12" style:family="paragraph" style:parent-style-name="Text_20_body" style:list-style-name="L13">
      <style:paragraph-properties fo:margin-top="0cm" fo:margin-bottom="0cm" fo:padding="0cm" fo:border="none"/>
      <style:text-properties style:font-name="Verdana"/>
    </style:style>
    <style:style style:name="P13" style:family="paragraph" style:parent-style-name="Text_20_body" style:list-style-name="L13">
      <style:paragraph-properties fo:margin-top="0cm" fo:margin-bottom="0cm" fo:padding="0cm" fo:border="none"/>
    </style:style>
    <style:style style:name="P14" style:family="paragraph" style:parent-style-name="Text_20_body" style:list-style-name="L14">
      <style:paragraph-properties fo:margin-top="0cm" fo:margin-bottom="0cm"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weight="bold"/>
    </style:style>
    <style:style style:name="P16" style:family="paragraph" style:parent-style-name="Text_20_body" style:list-style-name="L2">
      <style:paragraph-properties fo:margin-left="0cm" fo:margin-right="0cm" fo:margin-top="0cm" fo:margin-bottom="0cm" fo:text-indent="0cm" style:auto-text-indent="false" fo:padding="0cm" fo:border="none"/>
      <style:text-properties fo:font-weight="bold"/>
    </style:style>
    <style:style style:name="P17" style:family="paragraph" style:parent-style-name="Text_20_body" style:list-style-name="L3">
      <style:paragraph-properties fo:margin-left="0cm" fo:margin-right="0cm" fo:margin-top="0cm" fo:margin-bottom="0cm" fo:text-indent="0cm" style:auto-text-indent="false" fo:padding="0cm" fo:border="none"/>
      <style:text-properties fo:font-weight="bold"/>
    </style:style>
    <style:style style:name="P18" style:family="paragraph" style:parent-style-name="Text_20_body" style:list-style-name="L4">
      <style:paragraph-properties fo:margin-left="0cm" fo:margin-right="0cm" fo:margin-top="0cm" fo:margin-bottom="0cm" fo:text-indent="0cm" style:auto-text-indent="false" fo:padding="0cm" fo:border="none"/>
      <style:text-properties fo:font-weight="bold"/>
    </style:style>
    <style:style style:name="P19" style:family="paragraph" style:parent-style-name="Text_20_body" style:list-style-name="L11">
      <style:paragraph-properties fo:margin-left="0cm" fo:margin-right="0cm" fo:margin-top="0cm" fo:margin-bottom="0cm" fo:text-indent="0cm" style:auto-text-indent="false" fo:padding="0cm" fo:border="none"/>
      <style:text-properties fo:font-weight="bold"/>
    </style:style>
    <style:style style:name="P20" style:family="paragraph" style:parent-style-name="Text_20_body" style:list-style-name="L12">
      <style:paragraph-properties fo:margin-left="0cm" fo:margin-right="0cm" fo:margin-top="0cm" fo:margin-bottom="0cm" fo:text-indent="0cm" style:auto-text-indent="false" fo:padding="0cm" fo:border="none"/>
      <style:text-properties fo:font-weight="bold"/>
    </style:style>
    <style:style style:name="P21" style:family="paragraph" style:parent-style-name="Text_20_body" style:list-style-name="L5">
      <style:paragraph-properties fo:margin-left="0cm" fo:margin-right="0cm" fo:margin-top="0cm" fo:margin-bottom="0cm" fo:text-indent="0cm" style:auto-text-indent="false" fo:padding="0cm" fo:border="none"/>
    </style:style>
    <style:style style:name="P22" style:family="paragraph" style:parent-style-name="Text_20_body" style:list-style-name="L6">
      <style:paragraph-properties fo:margin-left="0cm" fo:margin-right="0cm" fo:margin-top="0cm" fo:margin-bottom="0cm" fo:text-indent="0cm" style:auto-text-indent="false" fo:padding="0cm" fo:border="none"/>
    </style:style>
    <style:style style:name="P23" style:family="paragraph" style:parent-style-name="Text_20_body" style:list-style-name="L7">
      <style:paragraph-properties fo:margin-left="0cm" fo:margin-right="0cm" fo:margin-top="0cm" fo:margin-bottom="0cm" fo:text-indent="0cm" style:auto-text-indent="false" fo:padding="0cm" fo:border="none"/>
    </style:style>
    <style:style style:name="P24" style:family="paragraph" style:parent-style-name="Text_20_body" style:list-style-name="L8">
      <style:paragraph-properties fo:margin-left="0cm" fo:margin-right="0cm" fo:margin-top="0cm" fo:margin-bottom="0cm" fo:text-indent="0cm" style:auto-text-indent="false" fo:padding="0cm" fo:border="none"/>
    </style:style>
    <style:style style:name="P25" style:family="paragraph" style:parent-style-name="Text_20_body" style:list-style-name="L9">
      <style:paragraph-properties fo:margin-left="0cm" fo:margin-right="0cm" fo:margin-top="0cm" fo:margin-bottom="0cm" fo:text-indent="0cm" style:auto-text-indent="false" fo:padding="0cm" fo:border="none"/>
    </style:style>
    <style:style style:name="P26" style:family="paragraph" style:parent-style-name="Text_20_body" style:list-style-name="L10">
      <style:paragraph-properties fo:margin-left="0cm" fo:margin-right="0cm" fo:margin-top="0cm" fo:margin-bottom="0cm" fo:text-indent="0cm" style:auto-text-indent="false" fo:padding="0cm" fo:border="none"/>
      <style:text-properties style:font-name="Arial1" fo:font-weight="bold"/>
    </style:style>
    <style:style style:name="P27" style:family="paragraph" style:parent-style-name="Text_20_body" style:list-style-name="L13">
      <style:paragraph-properties fo:margin-left="0cm" fo:margin-right="0cm" fo:margin-top="0cm" fo:margin-bottom="0cm" fo:text-indent="0cm" style:auto-text-indent="false" fo:padding="0cm" fo:border="none"/>
      <style:text-properties style:font-name="Verdana"/>
    </style:style>
    <style:style style:name="P28" style:family="paragraph" style:parent-style-name="Text_20_body" style:list-style-name="L14">
      <style:paragraph-properties fo:margin-left="0cm" fo:margin-right="0cm" fo:margin-top="0cm" fo:margin-bottom="0cm" fo:text-indent="0cm" style:auto-text-indent="false" fo:padding="0cm" fo:border="none"/>
    </style:style>
    <style:style style:name="P29" style:family="paragraph" style:parent-style-name="Text_20_body" style:list-style-name="L2">
      <style:paragraph-properties fo:margin-left="0.582cm" fo:margin-right="0cm" fo:margin-top="0cm" fo:margin-bottom="0cm" fo:text-indent="0cm" style:auto-text-indent="false" fo:padding="0cm" fo:border="none"/>
    </style:style>
    <style:style style:name="P30" style:family="paragraph" style:parent-style-name="Text_20_body" style:list-style-name="L4">
      <style:paragraph-properties fo:margin-left="0.582cm" fo:margin-right="0cm" fo:margin-top="0cm" fo:margin-bottom="0cm" fo:text-indent="0cm" style:auto-text-indent="false" fo:padding="0cm" fo:border="none"/>
    </style:style>
    <style:style style:name="P31" style:family="paragraph" style:parent-style-name="Text_20_body" style:list-style-name="L7">
      <style:paragraph-properties fo:margin-left="0.582cm" fo:margin-right="0cm" fo:margin-top="0cm" fo:margin-bottom="0cm" fo:text-indent="0cm" style:auto-text-indent="false" fo:padding="0cm" fo:border="none"/>
    </style:style>
    <style:style style:name="P32" style:family="paragraph" style:parent-style-name="Text_20_body" style:list-style-name="L2">
      <style:paragraph-properties fo:margin-left="1.164cm" fo:margin-right="0cm" fo:margin-top="0cm" fo:margin-bottom="0cm" fo:text-indent="0cm" style:auto-text-indent="false" fo:padding="0cm" fo:border="none"/>
    </style:style>
    <style:style style:name="P33" style:family="paragraph" style:parent-style-name="Text_20_body" style:list-style-name="L4">
      <style:paragraph-properties fo:margin-left="1.164cm" fo:margin-right="0cm" fo:margin-top="0cm" fo:margin-bottom="0cm" fo:text-indent="0cm" style:auto-text-indent="false" fo:padding="0cm" fo:border="none"/>
    </style:style>
    <style:style style:name="P34"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color="#2a5db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pied from google wave 2010-10-09: https://wave.google.com/wave/ref?n=07c9a8c440000000&amp;s=in:inbox&amp;w=googlewave.com!w%252BIB9fZsT9A&amp;src=nw)</text:p>
      <text:p text:style-name="P1"/>
      <text:p text:style-name="P1">Laurie:</text:p>
      <text:list xml:id="list30677014" text:style-name="L1">
        <text:list-header>
          <text:p text:style-name="P15">Shadow Ninja Monkey</text:p>
          <text:p text:style-name="P4">What we need to make this a real game. Feel free to get involved... or not, tis up to you :)</text:p>
        </text:list-header>
      </text:list>
      <text:p text:style-name="P2">Reply</text:p>
      <text:p text:style-name="P2">Edit</text:p>
      <text:p text:style-name="P2">Feb 1</text:p>
      <text:p text:style-name="P2"/>
      <text:p text:style-name="Text_20_body">Laurie:</text:p>
      <text:list xml:id="list30680722" text:style-name="L2">
        <text:list-header>
          <text:p text:style-name="P16">Ideas</text:p>
          <text:p text:style-name="P5">Gameplay possibilities - just random thoughts... maybe multiple ideas for the same problem.</text:p>
          <text:p text:style-name="P5">Reply</text:p>
          <text:p text:style-name="P5">Edit</text:p>
          <text:p text:style-name="P5">Feb 2</text:p>
          <text:p text:style-name="P5"/>
          <text:p text:style-name="P5">Laurie:</text:p>
          <text:list>
            <text:list-header>
              <text:p text:style-name="P16">Movement</text:p>
            </text:list-header>
            <text:list-item>
              <text:p text:style-name="P29"/>
            </text:list-item>
            <text:list-item>
              <text:p text:style-name="P29">Pounce is really cool. It is awesome for dashing across lit areas. I think only minor tweaks needed - maybe allow the user to modify their direction slightly, but dampen the control massively so it's almost the same as now, just with better aiming. Think of it as some kind of aftertouch effect.</text:p>
            </text:list-item>
            <text:list-item>
              <text:p text:style-name="P29">Wall jumps - If pouncing into a wall you just bump into it and stop (cancels pounce). If you hit pounce again just as you hit the wall your direction mirrors from the wall and you pounce backwards. We could make tight levels that would allow you to be very agile by (p)boucing along a corridor.</text:p>
            </text:list-item>
            <text:list-item>
              <text:p text:style-name="P29">Collision between players: I dont know... I like to think a ninja monkey would just backflip over the enemy, rather than bump into them like an idiot. Having no collision means we can have those pounce moments, where you run past each other taking a slash at them, which i think is cool. But I dont know how that would fit with the parry behaviour described below (standing in front of each other blocking and attacking *chang-chang-chang-splat*. I think extended hand-to-hand combat should be limited) Maybe the players could pass through each other if one is pouncing - otherwise they bump into each other.</text:p>
            </text:list-item>
          </text:list>
          <text:p text:style-name="P5">Reply</text:p>
          <text:p text:style-name="P5">Edit</text:p>
          <text:p text:style-name="P5">Feb 1</text:p>
          <text:p text:style-name="P5"/>
          <text:p text:style-name="P5">Laurie:</text:p>
          <text:list text:continue-numbering="true">
            <text:list-header>
              <text:p text:style-name="P16">Combat</text:p>
              <text:p text:style-name="P5"/>
            </text:list-header>
            <text:list-item>
              <text:p text:style-name="P29">Separate slash from pounce - all about timing the attack whilst pouncing.</text:p>
            </text:list-item>
            <text:list-item>
              <text:p text:style-name="P29">Played with my wife and she got really frustrated by the sword not hitting the player, even when really close (because the opposition was on the right hand side). We are goddamn badass ninjas - we should be able to strike anything within a radius in front of us.</text:p>
            </text:list-item>
            <text:list-item>
              <text:p text:style-name="P29">Direction of attack changes damage - hit from behind for massive damage! (or at least means the other player doesnt have the chance of parrying)</text:p>
            </text:list-item>
            <text:list-item>
              <text:p text:style-name="P29">Attack launched on release of attack button - holding down the button holds the sword above your head, and charges the power of the attack - but also slows your movement down. So the quick timed press while running would do a light hit (like a quick slash as you dashed past them), or you could hold down attack for the duration of the game and walk very slowly, waiting to swing when you get near to the other player, doing heavy damage.</text:p>
            </text:list-item>
            <text:list-item>
              <text:p text:style-name="P29">Block - must time to match the moment of impact from attack. Block is less effective when attacked from behind because you can't parry (which means it is better to try to attack from behind)... see below....</text:p>
            </text:list-item>
            <text:list-item>
              <text:p text:style-name="P29">Successfully Blocking (all about timing - you can tell it worked by the sound fx) results in the chance to Parry. The other player will be stopped in their tracks. Hit Attack just after Blocking to return the attack (which they have a chance of blocking and parrying again, turning into a cool back and forth, until someone misses the chance and gets hit).</text:p>
            </text:list-item>
            <text:list-item>
              <text:p text:style-name="P29">Perhaps instead of parrying you can hit jump, which will turn you around and pounce away, breaking the combat and getting you into the shadows again.</text:p>
            </text:list-item>
            <text:list-item>
              <text:p text:style-name="P29">Question: why would one player block when they are running at each other... why not both attack? Because a) it means you take no damage b) you have the chance of doing damage yourself if you are fast enough to parry.</text:p>
              <text:p text:style-name="P5"/>
              <text:p text:style-name="P5">--------------------</text:p>
              <text:p text:style-name="P5">Possible situations in combat (result modified if players walking or pouncing) :</text:p>
            </text:list-item>
            <text:list-item>
              <text:p text:style-name="P29">p1 attacks p2 from behind. p2 does nothing:</text:p>
            </text:list-item>
            <text:list-item>
              <text:p text:style-name="P32">*splat* effect</text:p>
            </text:list-item>
            <text:list-item>
              <text:p text:style-name="P32">p2 takes heavy damage. </text:p>
            </text:list-item>
            <text:list-item>
              <text:p text:style-name="P32">p2 movement slowed/direction modified</text:p>
            </text:list-item>
            <text:list-item>
              <text:p text:style-name="P29">p1 attacks p2 from behind. p2 blocks:</text:p>
            </text:list-item>
            <text:list-item>
              <text:p text:style-name="P32">*chang* effect</text:p>
            </text:list-item>
            <text:list-item>
              <text:p text:style-name="P32">p2 stopped. No chance of parry (as p1 is behind)</text:p>
            </text:list-item>
            <text:list-item>
              <text:p text:style-name="P32">p1 stopped in tracks, maybe pushed back a bit</text:p>
            </text:list-item>
            <text:list-item>
              <text:p text:style-name="P29">p1 attacks p2 from front. p2 does nothing:</text:p>
            </text:list-item>
            <text:list-item>
              <text:p text:style-name="P32">*splat* effect</text:p>
            </text:list-item>
            <text:list-item>
              <text:p text:style-name="P32">p2 takes heavy damage</text:p>
            </text:list-item>
            <text:list-item>
              <text:p text:style-name="P32">p2 movement slowed/direction modified</text:p>
            </text:list-item>
            <text:list-item>
              <text:p text:style-name="P29">p1 attacks p2 from front, p2 blocks:</text:p>
            </text:list-item>
            <text:list-item>
              <text:p text:style-name="P32">*chang* effect</text:p>
            </text:list-item>
            <text:list-item>
              <text:p text:style-name="P32">p2 stopped, has chance to Parry.</text:p>
            </text:list-item>
            <text:list-item>
              <text:p text:style-name="P32">p1 stopped, maybe pushed back a bit</text:p>
            </text:list-item>
            <text:list-item>
              <text:p text:style-name="P29">p1 and p2 attack at the same time from the front:</text:p>
            </text:list-item>
            <text:list-item>
              <text:p text:style-name="P32">*chang* and *splat* effect</text:p>
            </text:list-item>
            <text:list-item>
              <text:p text:style-name="P32">mutual damage</text:p>
            </text:list-item>
            <text:list-item>
              <text:p text:style-name="P32">p1 movement slowed/direction modified</text:p>
            </text:list-item>
            <text:list-item>
              <text:p text:style-name="P32">p2 movement slowed/direction modified</text:p>
            </text:list-item>
            <text:list-item>
              <text:p text:style-name="P29">p1 and/or p2 block when the other player isnt doing anything:</text:p>
            </text:list-item>
            <text:list-item>
              <text:p text:style-name="P32">nothing happens</text:p>
              <text:p text:style-name="P5">-----------------</text:p>
              <text:p text:style-name="P5">So need 3 buttons:</text:p>
              <text:p text:style-name="P5">Attack - 'z'</text:p>
              <text:p text:style-name="P5">Block - 'x'</text:p>
              <text:p text:style-name="P5">Pounce - 'space'</text:p>
              <text:p text:style-name="P5">+ movement with arrow keys</text:p>
            </text:list-item>
          </text:list>
          <text:p text:style-name="P5">Reply</text:p>
          <text:p text:style-name="P5">Edit</text:p>
          <text:p text:style-name="P5">Sep 20</text:p>
          <text:p text:style-name="P5"/>
          <text:p text:style-name="P5">Laurie:</text:p>
          <text:list text:continue-numbering="true">
            <text:list-header>
              <text:p text:style-name="P16">iPhone touch input</text:p>
              <text:p text:style-name="P5"/>
              <text:p text:style-name="P5"><text:span text:style-name="T1">Movement</text:span>: thumbstick on left. When pointing at another ninja, highlight it and lock on (so jumps go towards him).</text:p>
              <text:p text:style-name="P5"/>
              <text:p text:style-name="P5"><text:span text:style-name="T1">Double tap</text:span>: Jump (double tap while jumping to wall-jump).</text:p>
              <text:p text:style-name="P5"><text:span text:style-name="T1">1 finger tap</text:span>: Quick, weak attack. Can be done while Jumping.</text:p>
              <text:p text:style-name="P5"><text:span text:style-name="T1">1 finger hold</text:span>: Charge weapon. Attack on release. Can be done while jumping</text:p>
              <text:p text:style-name="P5"><text:span text:style-name="T1">Line gesture</text:span>: parry</text:p>
              <text:p text:style-name="P5"><text:span text:style-name="T1">Circle gesture</text:span>: spin attack (powerful, slow)</text:p>
              <text:p text:style-name="P5"/>
            </text:list-header>
          </text:list>
          <text:p text:style-name="P5">Reply</text:p>
          <text:p text:style-name="P5">Edit</text:p>
          <text:p text:style-name="P5">Feb 1</text:p>
          <text:p text:style-name="P5"/>
          <text:p text:style-name="P5">Laurie:</text:p>
          <text:list text:continue-numbering="true">
            <text:list-header>
              <text:p text:style-name="P16">Visual and Audio Effects</text:p>
              <text:p text:style-name="P5"/>
            </text:list-header>
            <text:list-item>
              <text:p text:style-name="P29">*chang* sound when block was successful. Visible spark at point of impact. Cue for parry.</text:p>
            </text:list-item>
            <text:list-item>
              <text:p text:style-name="P29">*splat* sound when blow landed. Blood spat on floor. Modified based on strength of attack...big *squelch*/spray of blood if heavy attack... small blade *snik*/drop of blood when light attack</text:p>
            </text:list-item>
            <text:list-item>
              <text:p text:style-name="P29">*bump/oof* sound when hitting wall during pounce</text:p>
            </text:list-item>
            <text:list-item>
              <text:p text:style-name="P29">*leap* noise(?) when wall-jumping.</text:p>
            </text:list-item>
            <text:list-item>
              <text:p text:style-name="P29">*pounce* running feet noise</text:p>
            </text:list-item>
            <text:list-item>
              <text:p text:style-name="P29">*stepping* regular foot noise for player (step-speed modified by player speed. Volume modified by distance from player (if enemies footsteps) &amp; player speed)</text:p>
            </text:list-item>
            <text:list-item>
              <text:p text:style-name="P29">*scream*/*thump* of head/player dropping to the floor when health reaches 0. Big spray of blood. Some kind of animation of death.</text:p>
            </text:list-item>
          </text:list>
          <text:p text:style-name="P5">Reply</text:p>
          <text:p text:style-name="P5">Edit</text:p>
          <text:p text:style-name="P5">Feb 2</text:p>
          <text:p text:style-name="P5"/>
          <text:p text:style-name="P5">Laurie:</text:p>
          <text:list text:continue-numbering="true">
            <text:list-header>
              <text:p text:style-name="P16">Levels, menus, and stuff (game loop)</text:p>
              <text:p text:style-name="P5"/>
              <text:p text:style-name="P5">Requirements for early Testing, Prototyping &amp; Playtesting.</text:p>
            </text:list-header>
            <text:list-item>
              <text:p text:style-name="P29">Ability to get into the game in single player (could just be when you start a game - just reset the player position when the other player arrives). Very much needed for our testing.</text:p>
            </text:list-item>
            <text:list-item>
              <text:p text:style-name="P29">Spawn dummy on button press - just stands there in the middle of the screen (colored grey). Used for testing attacks. Can be controlled from the local keyboard.</text:p>
            </text:list-item>
            <text:list-item>
              <text:p text:style-name="P29">Remember last used IP address when joining another game</text:p>
              <text:p text:style-name="P5"/>
              <text:p text:style-name="P5">General menu stuff:</text:p>
            </text:list-item>
            <text:list-item>
              <text:p text:style-name="P29">Main Menu: Title graphics, Start button, Join button, Quit.</text:p>
            </text:list-item>
            <text:list-item>
              <text:p text:style-name="P32">Start Menu: List of levels (including tutorial), which launch the game</text:p>
            </text:list-item>
            <text:list-item>
              <text:p text:style-name="P32">Join Menu: List of currently running games, showing the name of the level and IP of the starter. Click on one of these will join the game. Also an IP field to manually join a game. Starting to join a game goes to Connecting Screen.</text:p>
            </text:list-item>
            <text:list-item>
              <text:p text:style-name="P32">Connecting screen: Shows "Connecting", and if it fails says "Failed to Connect" and a "return" button. </text:p>
            </text:list-item>
            <text:list-item>
              <text:p text:style-name="P29">During Play: Pause menu and Death menu</text:p>
            </text:list-item>
            <text:list-item>
              <text:p text:style-name="P32">Pause Menu: Press Esc to bring up menu and pause game (on both machines). Player that paused has the option to resume (with esc or space key), or quit to menu (q key)</text:p>
            </text:list-item>
            <text:list-item>
              <text:p text:style-name="P32">Death Menu: When one player dies the victory summary appears. Maybe show random summaries ("Light killed/beheaded/disembowled/gutted/violated/murdered/humiliated Dark" - depending on health of the victor). Screen shows button to fight again (space - but with slight delay before it is active, so players dont accidently launch the game because they were jumping when they died), and button to quit to main menu (q key)</text:p>
            </text:list-item>
          </text:list>
          <text:p text:style-name="P5">Reply</text:p>
          <text:p text:style-name="P5">Edit</text:p>
          <text:p text:style-name="P5">Feb 2</text:p>
          <text:p text:style-name="P5"/>
          <text:p text:style-name="P5">Laurie:</text:p>
          <text:list text:continue-numbering="true">
            <text:list-header>
              <text:p text:style-name="P16">Cool Future stuff</text:p>
              <text:p text:style-name="P5"/>
            </text:list-header>
            <text:list-item>
              <text:p text:style-name="P29">Throwing weapons. Maybe hard to aim.</text:p>
            </text:list-item>
            <text:list-item>
              <text:p text:style-name="P29">Special Ninja Monkey Tools:</text:p>
            </text:list-item>
            <text:list-item>
              <text:p text:style-name="P32">Shadow/light bomb (creates cover for the player, and exposes the enemy). Maybe have limited number, or they're collectable.</text:p>
            </text:list-item>
            <text:list-item>
              <text:p text:style-name="P32">Decoy - dummy to attract the enemy (think Total Recall ;) Stands still, or maybe moves slowly and randomly, so it isnt obviously a stationary dummy.</text:p>
            </text:list-item>
            <text:list-item>
              <text:p text:style-name="P32">...</text:p>
            </text:list-item>
            <text:list-item>
              <text:p text:style-name="P29">Ninja skillz (maybe these use up ninja concentration power that recharges - dunno how they'd be triggered):</text:p>
            </text:list-item>
            <text:list-item>
              <text:p text:style-name="P32">Speed dash - run a lot faster</text:p>
            </text:list-item>
            <text:list-item>
              <text:p text:style-name="P32">Silent stalker - make no sound</text:p>
            </text:list-item>
            <text:list-item>
              <text:p text:style-name="P32">Teleport - sit and meditate to appear on the other side of the map.</text:p>
            </text:list-item>
            <text:list-item>
              <text:p text:style-name="P32">Super hearing - Visualize the other players footsteps.</text:p>
            </text:list-item>
            <text:list-item>
              <text:p text:style-name="P32">Act of Gods - Lightening Flash or Passing Cloud briefly illuminate/shadow the whole map, exposing the other player.</text:p>
            </text:list-item>
            <text:list-item>
              <text:p text:style-name="P32">...</text:p>
            </text:list-item>
            <text:list-item>
              <text:p text:style-name="P29">Moving walls. Maybe it'd make the game crazy-tricky.</text:p>
            </text:list-item>
            <text:list-item>
              <text:p text:style-name="P29">Team battles - could result in groovy teamplay strategies</text:p>
            </text:list-item>
            <text:list-item>
              <text:p text:style-name="P29">Single Player - AI, assasination targets, guards with torches...</text:p>
            </text:list-item>
            <text:list-item>
              <text:p text:style-name="P29">iPhone version. Controls maybe difficult to figure out.</text:p>
            </text:list-item>
          </text:list>
          <text:p text:style-name="P5"/>
        </text:list-header>
      </text:list>
      <text:p text:style-name="P2">Reply</text:p>
      <text:p text:style-name="P2">Edit</text:p>
      <text:p text:style-name="P2">Feb 4</text:p>
      <text:p text:style-name="P2"/>
      <text:p text:style-name="Text_20_body">Laurie:</text:p>
      <text:list xml:id="list30669301" text:style-name="L3">
        <text:list-header>
          <text:p text:style-name="P17">Rough Code ideas</text:p>
        </text:list-header>
      </text:list>
      <text:p text:style-name="P2">Reply</text:p>
      <text:p text:style-name="P2">Edit</text:p>
      <text:p text:style-name="P2">Feb 5</text:p>
      <text:p text:style-name="P2"/>
      <text:p text:style-name="Text_20_body">Laurie:</text:p>
      <text:list xml:id="list30673854" text:style-name="L4">
        <text:list-header>
          <text:p text:style-name="P18">Player class</text:p>
          <text:p text:style-name="P6"/>
          <text:p text:style-name="P6">Variables:</text:p>
        </text:list-header>
        <text:list-item>
          <text:p text:style-name="P30">Movement</text:p>
        </text:list-item>
        <text:list-item>
          <text:p text:style-name="P33">position vector</text:p>
        </text:list-item>
        <text:list-item>
          <text:p text:style-name="P33">direction vector (normalized)</text:p>
        </text:list-item>
        <text:list-item>
          <text:p text:style-name="P33">currentSpeed float (m/s)</text:p>
        </text:list-item>
        <text:list-item>
          <text:p text:style-name="P33">movementState enum (Still, Walking, Pouncing, Stunned)</text:p>
        </text:list-item>
        <text:list-item>
          <text:p text:style-name="P33">pouncingSince timestamp</text:p>
        </text:list-item>
        <text:list-item>
          <text:p text:style-name="P33">prePounceSpeed float (m/s what to return to after the pounce)</text:p>
        </text:list-item>
        <text:list-item>
          <text:p text:style-name="P30">Attacking</text:p>
        </text:list-item>
        <text:list-item>
          <text:p text:style-name="P33">attackState enum (None, Charging, Attacking, Blocking)</text:p>
        </text:list-item>
        <text:list-item>
          <text:p text:style-name="P33">attackStateSince timestamp</text:p>
        </text:list-item>
        <text:list-item>
          <text:p text:style-name="P30">Game State</text:p>
        </text:list-item>
        <text:list-item>
          <text:p text:style-name="P33">health float (hp)</text:p>
        </text:list-item>
        <text:list-item>
          <text:p text:style-name="P33">kills int</text:p>
        </text:list-item>
        <text:list-item>
          <text:p text:style-name="P33">deaths int </text:p>
        </text:list-item>
        <text:list-item>
          <text:p text:style-name="P33">color int (0:white, 1:black, 2:...)</text:p>
          <text:p text:style-name="P6"/>
          <text:p text:style-name="P6">Constants:</text:p>
        </text:list-item>
        <text:list-item>
          <text:p text:style-name="P30">Movement</text:p>
        </text:list-item>
        <text:list-item>
          <text:p text:style-name="P33">acceleration float (m/s/s)</text:p>
        </text:list-item>
        <text:list-item>
          <text:p text:style-name="P33">maxSpeed float (m/s)</text:p>
        </text:list-item>
        <text:list-item>
          <text:p text:style-name="P33">minSpeed (m/s - jump to this speed when starting to move, could just be 0)</text:p>
        </text:list-item>
        <text:list-item>
          <text:p text:style-name="P33">stunDuration (s - how long after an attack is blocked the attacker cannot move)</text:p>
        </text:list-item>
        <text:list-item>
          <text:p text:style-name="P33">pounceDuration float (sec)</text:p>
        </text:list-item>
        <text:list-item>
          <text:p text:style-name="P33">pounceSpeed float</text:p>
        </text:list-item>
        <text:list-item>
          <text:p text:style-name="P33">pixelsPerMeter float (px/m - for converting speed, should be in camera class)</text:p>
        </text:list-item>
        <text:list-item>
          <text:p text:style-name="P30">Attacking</text:p>
        </text:list-item>
        <text:list-item>
          <text:p text:style-name="P33">minAttackStrength float (hp)</text:p>
        </text:list-item>
        <text:list-item>
          <text:p text:style-name="P33">maxAttackStrength float (hp)</text:p>
        </text:list-item>
        <text:list-item>
          <text:p text:style-name="P33">attackStrengthChargeRate float (hp/s)</text:p>
        </text:list-item>
        <text:list-item>
          <text:p text:style-name="P33">attackRadius float (m)</text:p>
        </text:list-item>
        <text:list-item>
          <text:p text:style-name="P33">attackDuration float (s - how long the player has to block the attack)</text:p>
        </text:list-item>
        <text:list-item>
          <text:p text:style-name="P33">blockDuration float (s - how long a block can be press before the attack lands when it is still registered)</text:p>
          <text:p text:style-name="P6"/>
          <text:p text:style-name="P6">Methods:</text:p>
        </text:list-item>
        <text:list-item>
          <text:p text:style-name="P30">performAttack()</text:p>
        </text:list-item>
        <text:list-item>
          <text:p text:style-name="P30">chargeAttack()</text:p>
        </text:list-item>
        <text:list-item>
          <text:p text:style-name="P30">performPounce()</text:p>
        </text:list-item>
        <text:list-item>
          <text:p text:style-name="P30">move()</text:p>
        </text:list-item>
        <text:list-item>
          <text:p text:style-name="P30">performBlock()</text:p>
        </text:list-item>
        <text:list-item>
          <text:p text:style-name="P30">becomeStunned()</text:p>
        </text:list-item>
        <text:list-item>
          <text:p text:style-name="P30">receiveDamage(attackStrength, enemy)</text:p>
        </text:list-item>
        <text:list-item>
          <text:p text:style-name="P30">getKilled(enemy)</text:p>
        </text:list-item>
        <text:list-item>
          <text:p text:style-name="P30">scoreKill(enemy)</text:p>
          <text:p text:style-name="P6"/>
          <text:p text:style-name="P6">onKeyDown(key) {</text:p>
          <text:p text:style-name="P30">if (key=='z' &amp;&amp; attackState != Attacking)</text:p>
          <text:p text:style-name="P33">attackState == Charging; attackStateSince = now;</text:p>
          <text:p text:style-name="P6">}</text:p>
          <text:p text:style-name="P6">onKeyUp(key) {</text:p>
          <text:p text:style-name="P30">if (key=='z' &amp;&amp; attackState==Charging)</text:p>
          <text:p text:style-name="P33">attackState == Attacking; attackStateSince = now;</text:p>
          <text:p text:style-name="P6">}</text:p>
          <text:p text:style-name="P33"/>
          <text:p text:style-name="P6">update()</text:p>
          <text:p text:style-name="P30">if (attackState == Charging)</text:p>
          <text:p text:style-name="P33">chargeAttack(); //increment attack strength</text:p>
          <text:p text:style-name="P30">else if (attackState == Attacking)</text:p>
          <text:p text:style-name="P33">performAttack(); //run through attack procedure</text:p>
          <text:p text:style-name="P30">else if (attackState == Blocking)</text:p>
          <text:p text:style-name="P33">performBlock(); //do and end blocking move</text:p>
        </text:list-item>
      </text:list>
      <text:p text:style-name="P2">Reply</text:p>
      <text:p text:style-name="P2">Edit</text:p>
      <text:p text:style-name="P2">Feb 13</text:p>
      <text:p text:style-name="P2"/>
      <text:p text:style-name="Text_20_body">Frederik M. Madsen:</text:p>
      <text:list xml:id="list30661163" text:style-name="L5">
        <text:list-header>
          <text:p text:style-name="P21"/>
        </text:list-header>
      </text:list>
      <text:p text:style-name="P2">Reply</text:p>
      <text:p text:style-name="P2">Edit</text:p>
      <text:p text:style-name="P2">Feb 4</text:p>
      <text:p text:style-name="P2"/>
      <text:p text:style-name="Text_20_body">Frederik M. Madsen:</text:p>
      <text:list xml:id="list30682437" text:style-name="L6">
        <text:list-header>
          <text:p text:style-name="P22">Wow. Lots of ideas. Where to start? :)</text:p>
        </text:list-header>
      </text:list>
      <text:p text:style-name="P2">Reply</text:p>
      <text:p text:style-name="P2">Edit</text:p>
      <text:p text:style-name="P2">Feb 4</text:p>
      <text:p text:style-name="P2"/>
      <text:p text:style-name="Text_20_body">Laurie:</text:p>
      <text:list xml:id="list30661589" text:style-name="L7">
        <text:list-header>
          <text:p text:style-name="P23">That's what having a dull job does for you ;) It is fun to try to nail it all down though- even if it does make me look like a crazy person. Maybe I should be scratching all this into the walls of a dimly lit cellar, along with spirals and stick figures ;)</text:p>
          <text:p text:style-name="P7">Reply</text:p>
          <text:p text:style-name="P7">Edit</text:p>
          <text:p text:style-name="P7">Feb 5</text:p>
          <text:p text:style-name="P7"/>
          <text:p text:style-name="P7">Frederik M. Madsen:</text:p>
          <text:list>
            <text:list-header>
              <text:p text:style-name="P23">Lol</text:p>
            </text:list-header>
          </text:list>
          <text:p text:style-name="P7"/>
          <text:p text:style-name="P7"/>
          <text:p text:style-name="P7">I'm not totally sure where to start. From Emanuel's Flash example (<text:a xlink:type="simple" xlink:href="http://www.google.com/url?sa=D&amp;q=http%3A%2F%2Femanuelgreisen.dk%2Fstuff%2FShadowNinjaMonkey.html" office:target-frame-name="_blank" xlink:show="new">http://</text:a><text:a xlink:type="simple" xlink:href="http://www.google.com/url?sa=D&amp;q=http%3A%2F%2Femanuelgreisen.dk%2Fstuff%2FShadowNinjaMonkey.html" office:target-frame-name="_blank" xlink:show="new">emanuelgreisen</text:a><text:a xlink:type="simple" xlink:href="http://www.google.com/url?sa=D&amp;q=http%3A%2F%2Femanuelgreisen.dk%2Fstuff%2FShadowNinjaMonkey.html" office:target-frame-name="_blank" xlink:show="new">.dk/stuff/ShadowNinjaMonkey.html</text:a>)<text:span text:style-name="T2"> </text:span>it seems clear that the tool we used was wrong at the game jam. If we can avoid all the shitty shadow errors and aliasing, and it's easier, then Flash seems like the right tool for a 2d game (I guess the number of 2d games has proven that fact well). I've started looking at developing in Flex (<text:a xlink:type="simple" xlink:href="http://www.google.com/url?sa=D&amp;q=http%3A%2F%2Fwww.brighthub.com%2Finternet%2Fweb-development%2Farticles%2F11010.aspx" office:target-frame-name="_blank" xlink:show="new">http://www.brighthub.com/internet/web-development/articles/11010.aspx</text:a>), which looks pretty damn easy,</text:p>
          <text:p text:style-name="P7">Reply</text:p>
          <text:p text:style-name="P7">Edit</text:p>
          <text:p text:style-name="P7">Feb 5</text:p>
          <text:p text:style-name="P7"/>
          <text:p text:style-name="P7">Frederik M. Madsen:</text:p>
          <text:list text:continue-numbering="true">
            <text:list-header>
              <text:p text:style-name="P23">and sexy</text:p>
            </text:list-header>
          </text:list>
          <text:p text:style-name="P7">and object oriented, and is a skill ive fancied having for a while. I'm planning on knocking up a playable character class over the weekend (if real life doesnt distract too much) - following the spec im trying to lay out above - which will let us play with how the attack/block/parry/pounce mechanics work in an empty arena with debug graphics, and then maybe at the same time someone else can look at getting the levels with lighting working, and we can try to combine the two.. and then get all the other parts developed later.</text:p>
          <text:p text:style-name="P7"/>
          <text:p text:style-name="P7">In terms of core, separatable, tasks:</text:p>
        </text:list-header>
        <text:list-item>
          <text:p text:style-name="P31">Playable character - with movement, attacks, control, gameplay etc.</text:p>
        </text:list-item>
        <text:list-item>
          <text:p text:style-name="P31">Levels - a way of defining and rendering multiple levels, with multiple moving lights and collision on walls. And perhaps a moveable camera.</text:p>
        </text:list-item>
        <text:list-item>
          <text:p text:style-name="P31">Game Loop - Main Menu, level picker, pausing game, etc.</text:p>
        </text:list-item>
        <text:list-item>
          <text:p text:style-name="P31">Networking - setting up a connection, and sending only the right information back and forth etc.</text:p>
        </text:list-item>
        <text:list-item>
          <text:p text:style-name="P31">Graphics and Effects - design and implementation of animated characters, and blood splats etc</text:p>
        </text:list-item>
        <text:list-item>
          <text:p text:style-name="P31">Sound - triggering and dynamically manipulating audio effects and music</text:p>
          <text:p text:style-name="P7"/>
          <text:p text:style-name="P7">I think before we get a single playable character (or 2 on a single keyboard) running around a level with shadows it would be a fools errand to dig too deep into the other areas.</text:p>
        </text:list-item>
      </text:list>
      <text:p text:style-name="P2">Reply</text:p>
      <text:p text:style-name="P2">Edit</text:p>
      <text:p text:style-name="P2">Feb 5</text:p>
      <text:p text:style-name="P2"/>
      <text:p text:style-name="Text_20_body">Frederik M. Madsen:</text:p>
      <text:list xml:id="list30666690" text:style-name="L8">
        <text:list-header>
          <text:p text:style-name="P24">I too think that Flash is the way to go. I will aquire a version over the weekend perhaps and play around with it as I have no proffiency in that environment. Is networking easy in flash? From what i gather Laurie is working on the playable character task. Maybe we should set up a new repository?</text:p>
          <text:p text:style-name="P8"/>
          <text:p text:style-name="P8">We should consider using a game engine like <text:a xlink:type="simple" xlink:href="http://www.google.com/url?sa=D&amp;q=http%3A%2F%2Fpushbuttonengine.com%2F" office:target-frame-name="_blank" xlink:show="new">http://pushbuttonengine.com/</text:a></text:p>
        </text:list-header>
      </text:list>
      <text:p text:style-name="P2">Reply</text:p>
      <text:p text:style-name="P2">Edit</text:p>
      <text:p text:style-name="P2">Feb 8</text:p>
      <text:p text:style-name="P2"/>
      <text:p text:style-name="Text_20_body">Laurie:</text:p>
      <text:list xml:id="list30658460" text:style-name="L9">
        <text:list-header>
          <text:p text:style-name="P25">I spent the weekend looking at the PBE, and it seems pretty neat. It uses a component structure, kind of like Unity. I worked on Mover and Attacker components for taking keyboard input and doing the relevant things to the character. I got hung up on passing events between entities for attack events (from the very basic docs the event dispatcher seems only to talk between components of a single entity - but im sure there is a solution). PBE also uses an XML structure to define game entities and templates. Seems quite powerful. I dont know how the network aspect works - there is an addon that can be bought for realtime network gameplay ($50 for indie license - not too expensive really).</text:p>
          <text:p text:style-name="P9"><text:a xlink:type="simple" xlink:href="http://www.google.com/url?sa=D&amp;q=http%3A%2F%2Fwww.brighthub.com%2Fhubfolio%2Fmatthew-casperson%2Fblog%2Farchive%2F2010%2F01%2F06%2Fpushbutton-engine-tutorials.aspx" office:target-frame-name="_blank" xlink:show="new">http://www.brighthub.com/hubfolio/matthew-casperson/blog/archive/2010/01/06/pushbutton-engine-tutorials.aspx</text:a></text:p>
          <text:p text:style-name="P9"/>
          <text:p text:style-name="P9">I will post a quick example of where I got to when I unbreak it again ;) </text:p>
        </text:list-header>
      </text:list>
      <text:p text:style-name="P2">Reply</text:p>
      <text:p text:style-name="P2">Edit</text:p>
      <text:p text:style-name="P2">Feb 8</text:p>
      <text:p text:style-name="P2"/>
      <text:p text:style-name="Text_20_body">Laurie:</text:p>
      <text:list xml:id="list30682601" text:style-name="L10">
        <text:list-header>
          <text:p text:style-name="P26">Art Style</text:p>
        </text:list-header>
      </text:list>
      <text:p text:style-name="P2">Reply</text:p>
      <text:p text:style-name="P2">Edit</text:p>
      <text:p text:style-name="P2">Feb 8</text:p>
      <text:p text:style-name="P2"/>
      <text:p text:style-name="Text_20_body">Laurie:</text:p>
      <text:list xml:id="list30664546" text:style-name="L11">
        <text:list-header>
          <text:p text:style-name="P19">Ninja</text:p>
          <text:p text:style-name="P10">Hmmm, been causing me trouble...</text:p>
          <text:p text:style-name="P10">Pixel arty or iconic? (not fluid/dynamic enough) </text:p>
        </text:list-header>
      </text:list>
      <table:table table:name="Tabell1" table:style-name="Tabell1">
        <table:table-column table:style-name="Tabell1.A"/>
        <table:table-row>
          <table:table-cell table:style-name="Tabell1.A1" office:value-type="string">
            <text:p text:style-name="Table_20_Contents"><draw:frame draw:style-name="fr1" draw:name="bilder19" text:anchor-type="as-char" svg:width="6.826cm" svg:height="1.27cm" draw:z-index="0"><draw:image xlink:href="https://wave.googleusercontent.com/wave/attachment/pixelninja.png?id=wPHbL20V7&amp;key=AH0qf5wQI7mEZyXuWbFnjJlbJ0HcHEqNMQ" xlink:type="simple" xlink:show="embed" xlink:actuate="onLoad"/></draw:frame> </text:p>
          </table:table-cell>
        </table:table-row>
        <table:table-row>
          <table:table-cell table:style-name="Tabell1.A1" office:value-type="string">
            <text:p text:style-name="Table_20_Contents"/>
          </table:table-cell>
        </table:table-row>
      </table:table>
      <table:table table:name="Tabell2" table:style-name="Tabell2">
        <table:table-column table:style-name="Tabell2.A" table:number-columns-repeated="2"/>
        <table:table-row>
          <table:table-cell table:style-name="Tabell2.A1" office:value-type="string">
            <text:p text:style-name="P34"/>
          </table:table-cell>
          <table:table-cell table:style-name="Tabell2.A1" office:value-type="string">
            <text:p text:style-name="P34"/>
          </table:table-cell>
        </table:table-row>
      </table:table>
      <text:list xml:id="list31292604" text:continue-numbering="true" text:style-name="L11">
        <text:list-header>
          <text:p text:style-name="P10"/>
          <text:p text:style-name="P10">Realistic? (hard to draw/not expressive enough from above/kinda boring)</text:p>
          <text:p text:style-name="P10">Something else. Something interesting. What do we want to express - to me it's dynanism and fluidity and bad-assery. A moving ninja shadow. Gotta look cool when darting from shadow to shadow. My idea is something painterly and non-solid ( <text:a xlink:type="simple" xlink:href="http://www.google.com/url?sa=D&amp;q=http%3A%2F%2Fimages.google.com%2Fimages%3Fhl%3Den%26safe%3Doff%26um%3D1%26sa%3D1%26q%3DUmberto%2BBoccioni%26btnG%3DSearch%26aq%3Df%26oq%3D%26aqi%3D%26start%3D0" office:target-frame-name="_blank" xlink:show="new">Umberto Boccioni</text:a> <text:span text:style-name="T1">)</text:span>. </text:p>
          <text:p text:style-name="P10"/>
        </text:list-header>
      </text:list>
      <table:table table:name="Tabell3" table:style-name="Tabell3">
        <table:table-column table:style-name="Tabell3.A"/>
        <table:table-row>
          <table:table-cell table:style-name="Tabell3.A1" office:value-type="string">
            <text:p text:style-name="Table_20_Contents"><draw:frame draw:style-name="fr1" draw:name="bilder20" text:anchor-type="as-char" svg:width="2.064cm" svg:height="3.175cm" draw:z-index="1"><draw:image xlink:href="https://wave.googleusercontent.com/wave/thumbnail/Sculpture%20as%20line_thumb.png?id=wPHbL20V2&amp;key=AH0qf5y1Kl0ljdJo95A08Je_bZcQOVfqEw" xlink:type="simple" xlink:show="embed" xlink:actuate="onLoad"/></draw:frame> </text:p>
          </table:table-cell>
        </table:table-row>
        <table:table-row>
          <table:table-cell table:style-name="Tabell3.A1" office:value-type="string">
            <text:p text:style-name="Table_20_Contents">file</text:p>
          </table:table-cell>
        </table:table-row>
      </table:table>
      <table:table table:name="Tabell4" table:style-name="Tabell4">
        <table:table-column table:style-name="Tabell4.A" table:number-columns-repeated="2"/>
        <table:table-row>
          <table:table-cell table:style-name="Tabell4.A1" office:value-type="string">
            <text:p text:style-name="P34"/>
          </table:table-cell>
          <table:table-cell table:style-name="Tabell4.A1" office:value-type="string">
            <text:p text:style-name="P34"/>
          </table:table-cell>
        </table:table-row>
      </table:table>
      <table:table table:name="Tabell5" table:style-name="Tabell5">
        <table:table-column table:style-name="Tabell5.A"/>
        <table:table-row>
          <table:table-cell table:style-name="Tabell5.A1" office:value-type="string">
            <text:p text:style-name="Table_20_Contents"><draw:frame draw:style-name="fr1" draw:name="bilder21" text:anchor-type="as-char" svg:width="3.175cm" svg:height="1.984cm" draw:z-index="2"><draw:image xlink:href="https://wave.googleusercontent.com/wave/thumbnail/0198162246.art-and-visual-abstraction.6_thumb.jpg?id=wPHbL20V3&amp;key=AH0qf5yphWBj0b1tjN29h6bVkYVMDFYmbA" xlink:type="simple" xlink:show="embed" xlink:actuate="onLoad"/></draw:frame> </text:p>
          </table:table-cell>
        </table:table-row>
        <table:table-row>
          <table:table-cell table:style-name="Tabell5.A1" office:value-type="string">
            <text:p text:style-name="Table_20_Contents">file</text:p>
          </table:table-cell>
        </table:table-row>
      </table:table>
      <table:table table:name="Tabell6" table:style-name="Tabell6">
        <table:table-column table:style-name="Tabell6.A" table:number-columns-repeated="2"/>
        <table:table-row>
          <table:table-cell table:style-name="Tabell6.A1" office:value-type="string">
            <text:p text:style-name="P34"/>
          </table:table-cell>
          <table:table-cell table:style-name="Tabell6.A1" office:value-type="string">
            <text:p text:style-name="P34"/>
          </table:table-cell>
        </table:table-row>
      </table:table>
      <table:table table:name="Tabell7" table:style-name="Tabell7">
        <table:table-column table:style-name="Tabell7.A"/>
        <table:table-row>
          <table:table-cell table:style-name="Tabell7.A1" office:value-type="string">
            <text:p text:style-name="Table_20_Contents"><draw:frame draw:style-name="fr1" draw:name="bilder22" text:anchor-type="as-char" svg:width="1.773cm" svg:height="3.175cm" draw:z-index="3"><draw:image xlink:href="https://wave.googleusercontent.com/wave/thumbnail/run_thumb.png?id=wPHbL20V4&amp;key=AH0qf5wI4Z2ZMMV0zS55VVdT86TkOsCfhw" xlink:type="simple" xlink:show="embed" xlink:actuate="onLoad"/></draw:frame> </text:p>
          </table:table-cell>
        </table:table-row>
        <table:table-row>
          <table:table-cell table:style-name="Tabell7.A1" office:value-type="string">
            <text:p text:style-name="Table_20_Contents">file</text:p>
          </table:table-cell>
        </table:table-row>
      </table:table>
      <table:table table:name="Tabell8" table:style-name="Tabell8">
        <table:table-column table:style-name="Tabell8.A" table:number-columns-repeated="2"/>
        <table:table-row>
          <table:table-cell table:style-name="Tabell8.A1" office:value-type="string">
            <text:p text:style-name="P34"/>
          </table:table-cell>
          <table:table-cell table:style-name="Tabell8.A1" office:value-type="string">
            <text:p text:style-name="P34"/>
          </table:table-cell>
        </table:table-row>
      </table:table>
      <table:table table:name="Tabell9" table:style-name="Tabell9">
        <table:table-column table:style-name="Tabell9.A"/>
        <table:table-row>
          <table:table-cell table:style-name="Tabell9.A1" office:value-type="string">
            <text:p text:style-name="Table_20_Contents"><draw:frame draw:style-name="fr1" draw:name="bilder23" text:anchor-type="as-char" svg:width="3.175cm" svg:height="1.931cm" draw:z-index="4"><draw:image xlink:href="https://wave.googleusercontent.com/wave/thumbnail/human-motion-sculptures_thumb.jpg?id=wPHbL20V5&amp;key=AH0qf5weVBST7IB1c8KddeDcccwwrgf6KQ" xlink:type="simple" xlink:show="embed" xlink:actuate="onLoad"/></draw:frame> </text:p>
          </table:table-cell>
        </table:table-row>
        <table:table-row>
          <table:table-cell table:style-name="Tabell9.A1" office:value-type="string">
            <text:p text:style-name="Table_20_Contents">file</text:p>
          </table:table-cell>
        </table:table-row>
      </table:table>
      <table:table table:name="Tabell10" table:style-name="Tabell10">
        <table:table-column table:style-name="Tabell10.A" table:number-columns-repeated="2"/>
        <table:table-row>
          <table:table-cell table:style-name="Tabell10.A1" office:value-type="string">
            <text:p text:style-name="P34"/>
          </table:table-cell>
          <table:table-cell table:style-name="Tabell10.A1" office:value-type="string">
            <text:p text:style-name="P34"/>
          </table:table-cell>
        </table:table-row>
      </table:table>
      <table:table table:name="Tabell11" table:style-name="Tabell11">
        <table:table-column table:style-name="Tabell11.A"/>
        <table:table-row>
          <table:table-cell table:style-name="Tabell11.A1" office:value-type="string">
            <text:p text:style-name="Table_20_Contents"><draw:frame draw:style-name="fr1" draw:name="bilder24" text:anchor-type="as-char" svg:width="2.514cm" svg:height="3.175cm" draw:z-index="5"><draw:image xlink:href="https://wave.googleusercontent.com/wave/thumbnail/Umberto%20Boccioni%20-%20Forme%20uniche%20della%20continuita%27%20nello%20spazio%20%28Milano,%201913%29%20_thumb.jpg?id=wPHbL20V6&amp;key=AH0qf5yzbBT91ASUfzA06KD07W63dMyVAw" xlink:type="simple" xlink:show="embed" xlink:actuate="onLoad"/></draw:frame> </text:p>
          </table:table-cell>
        </table:table-row>
        <table:table-row>
          <table:table-cell table:style-name="Tabell11.A1" office:value-type="string">
            <text:p text:style-name="Table_20_Contents">file</text:p>
          </table:table-cell>
        </table:table-row>
      </table:table>
      <table:table table:name="Tabell12" table:style-name="Tabell12">
        <table:table-column table:style-name="Tabell12.A" table:number-columns-repeated="2"/>
        <table:table-row>
          <table:table-cell table:style-name="Tabell12.A1" office:value-type="string">
            <text:p text:style-name="P34"/>
          </table:table-cell>
          <table:table-cell table:style-name="Tabell12.A1" office:value-type="string">
            <text:p text:style-name="P34"/>
          </table:table-cell>
        </table:table-row>
      </table:table>
      <text:list xml:id="list31270577" text:continue-numbering="true" text:style-name="L11">
        <text:list-header>
          <text:p text:style-name="P10"/>
          <text:p text:style-name="P10">The way the body disintegrates in this chase (eg around 1min mark):</text:p>
          <text:p text:style-name="P10">You tube clip</text:p>
        </text:list-header>
      </text:list>
      <text:p text:style-name="P3"/>
      <text:p text:style-name="P3">&lt;URL!!!&gt;</text:p>
      <text:p text:style-name="P3"/>
      <text:list xml:id="list31263976" text:continue-numbering="true" text:style-name="L11">
        <text:list-header>
          <text:p text:style-name="P10">Trace lines of movement behind the character when running. Would be cool to see a shape like that dart between shadows. Would also help hide my inability to animate in 2d ;)</text:p>
          <text:p text:style-name="P10"/>
          <text:p text:style-name="P10">It may look weird against the hard shadows and geometric walls of the level. Will have to do some experiments.</text:p>
        </text:list-header>
      </text:list>
      <text:p text:style-name="P2">Reply</text:p>
      <text:p text:style-name="P2">Edit</text:p>
      <text:p text:style-name="P2">Feb 9</text:p>
      <text:p text:style-name="P2"/>
      <text:p text:style-name="Text_20_body">Laurie:</text:p>
      <text:list xml:id="list30683663" text:style-name="L12">
        <text:list-header>
          <text:p text:style-name="P20">Experiment and Poster!</text:p>
          <text:p text:style-name="P11"/>
          <text:p text:style-name="P11">Idea for a ninja - painterly yet (hopefully) clear what direction he's pointing. X marks the spot on his back, so you know what direction you're pointing, and bandana flutters when running. Animate head/body/arms&amp;sword/legs seperately </text:p>
          <text:p text:style-name="P11"/>
          <text:p text:style-name="P11">And a promo poster, just for a laugh.</text:p>
        </text:list-header>
      </text:list>
      <table:table table:name="Tabell13" table:style-name="Tabell13">
        <table:table-column table:style-name="Tabell13.A"/>
        <table:table-row>
          <table:table-cell table:style-name="Tabell13.A1" office:value-type="string">
            <text:p text:style-name="Table_20_Contents"><draw:frame draw:style-name="fr1" draw:name="bilder26" text:anchor-type="as-char" svg:width="8.493cm" svg:height="13.229cm" draw:z-index="6"><draw:image xlink:href="https://wave.googleusercontent.com/wave/attachment/snm-ohshit.jpg?id=XCkzdCMx2&amp;key=AH0qf5x91PzJpuRRJfB0nF7rmuqY0oJdXA" xlink:type="simple" xlink:show="embed" xlink:actuate="onLoad"/></draw:frame> </text:p>
          </table:table-cell>
        </table:table-row>
        <table:table-row>
          <table:table-cell table:style-name="Tabell13.A1" office:value-type="string">
            <text:p text:style-name="Table_20_Contents">file</text:p>
          </table:table-cell>
        </table:table-row>
      </table:table>
      <table:table table:name="Tabell14" table:style-name="Tabell14">
        <table:table-column table:style-name="Tabell14.A" table:number-columns-repeated="2"/>
        <table:table-row>
          <table:table-cell table:style-name="Tabell14.A1" office:value-type="string">
            <text:p text:style-name="P34"/>
          </table:table-cell>
          <table:table-cell table:style-name="Tabell14.A1" office:value-type="string">
            <text:p text:style-name="P34"/>
          </table:table-cell>
        </table:table-row>
      </table:table>
      <text:list xml:id="list31266114" text:continue-numbering="true" text:style-name="L12">
        <text:list-header>
          <text:p text:style-name="P11"/>
          <text:p text:style-name="P11">Animation tests:</text:p>
          <text:p text:style-name="P11"><text:a xlink:type="simple" xlink:href="http://www.google.com/url?sa=D&amp;q=http%3A%2F%2Fdl.dropbox.com%2Fu%2F387724%2FShadowNinjaMonkey%2Ftestanim1.gif" office:target-frame-name="_blank" xlink:show="new">http://dl.dropbox.com/u/387724/ShadowNinjaMonkey/testanim1.gif</text:a></text:p>
        </text:list-header>
      </text:list>
      <text:p text:style-name="P2">Reply</text:p>
      <text:p text:style-name="P2">Edit</text:p>
      <text:p text:style-name="P2">Mar 15</text:p>
      <text:p text:style-name="P2"/>
      <text:p text:style-name="Text_20_body">Laurie:</text:p>
      <text:list xml:id="list30683744" text:style-name="L13">
        <text:list-header>
          <text:p text:style-name="P27">Photek's 'Ni Ten Ichi Ryu'</text:p>
          <text:p text:style-name="P12">Bushido Blade</text:p>
          <text:p text:style-name="P13"><text:a xlink:type="simple" xlink:href="http://www.google.com/url?sa=D&amp;q=http%3A%2F%2Fmrdoob.com%2Fprojects%2Fharmony%2F" office:target-frame-name="_blank" xlink:show="new">http://mrdoob.com/projects/harmony/</text:a></text:p>
        </text:list-header>
      </text:list>
      <text:p text:style-name="P2">Reply</text:p>
      <text:p text:style-name="P2">Edit</text:p>
      <text:p text:style-name="P2">Feb 25</text:p>
      <text:p text:style-name="P2"/>
      <text:p text:style-name="Text_20_body">Frederik M. Madsen:</text:p>
      <text:list xml:id="list30675159" text:style-name="L14">
        <text:list-header>
          <text:p text:style-name="P28"/>
          <text:p text:style-name="P14"/>
          <text:p text:style-name="P14">Hello all</text:p>
          <text:p text:style-name="P14"/>
          <text:p text:style-name="P14">I'm just dropping in to let you know I'm still alive :)</text:p>
          <text:p text:style-name="P14"/>
          <text:p text:style-name="P14">Im really busy with study and work atm so I dont have a lot of time on my hand for this project, sadly :'(</text:p>
          <text:p text:style-name="P14"/>
          <text:p text:style-name="P14">The artwork looks really sweet </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Mangal1" svg:font-family="Mangal"/>
    <style:font-face style:name="OpenSymbol" svg:font-family="OpenSymbol"/>
    <style:font-face style:name="Verdana" svg:font-family="Verdana,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ørgen Havsberg Seland</meta:initial-creator>
    <meta:creation-date>2010-10-09T10:55:32.91</meta:creation-date>
    <dc:date>2010-10-09T11:16:05.39</dc:date>
    <dc:creator>Jørgen Havsberg Seland</dc:creator>
    <meta:editing-duration>PT00H20M32S</meta:editing-duration>
    <meta:editing-cycles>3</meta:editing-cycles>
    <meta:generator>OpenOffice.org/3.2$Win32 OpenOffice.org_project/320m18$Build-9502</meta:generator>
    <meta:document-statistic meta:table-count="14" meta:image-count="7" meta:object-count="0" meta:page-count="1" meta:paragraph-count="293" meta:word-count="2734" meta:character-count="15219"/>
  </office:meta>
</office:document-meta>
</file>